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80000511D00001A23561D3A8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4" style:family="paragraph" style:parent-style-name="Text_20_body" style:list-style-name="L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fo:font-size="10pt"/>
    </style:style>
    <style:style style:name="T2" style:family="text">
      <style:text-properties fo:font-size="10pt" fo:language="es" fo:country="ES" style:language-asian="zxx" style:country-asian="none" style:language-complex="zxx" style:country-complex="none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size="10pt" fo:font-style="normal" style:font-style-asian="normal" style:font-style-complex="normal"/>
    </style:style>
    <style:style style:name="T5" style:family="text">
      <style:text-properties style:font-name="Courier New" fo:font-size="10pt"/>
    </style:style>
    <style:style style:name="T6" style:family="text">
      <style:text-properties style:font-name="Courier New" fo:font-size="10pt" fo:font-style="italic" style:font-style-asian="italic" style:font-style-complex="italic"/>
    </style:style>
    <style:style style:name="T7" style:family="text">
      <style:text-properties style:font-name="Courier New" fo:font-size="10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style:language-asian="zxx" style:country-asian="none" style:language-complex="zxx" style:country-complex="none"/>
    </style:style>
    <style:style style:name="T9" style:family="text">
      <style:text-properties style:font-name="Arial" fo:font-size="10pt"/>
    </style:style>
    <style:style style:name="T10" style:family="text">
      <style:text-properties style:font-name="Arial" fo:font-size="10pt"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ste es un pequeño <text:s/>documento explicativo de como funciona el 'WORK-FLOW' de la aplicación (WRF) que utilizamos en el proyecto </text:span><text:span text:style-name="T5">l.meteo</text:span><text:span text:style-name="T5"> </text:span><text:span text:style-name="T9">que estamos ejecutando en el GRID-CSIC.</text:span></text:p>
      <text:h text:style-name="Heading_20_1" text:outline-level="1"><text:span text:style-name="T2">Componentes</text:span></text:h>
      <text:p text:style-name="P1"><text:span text:style-name="T2"><text:line-break/>El WRF (</text:span><text:a xlink:type="simple" xlink:href="http://www.mmm.ucar.edu/wrf/users/">http://www.mmm.ucar.edu/wrf/users/</text:a><text:span text:style-name="T2">) es un modelo atmosférico de area limitada. La aplicación consiste en un conjunto de ejecutables independientes y especializados en distintas tareas del WRF y que se encargan de ejecutar los distintos pasos dependientes del WRF. Estos pasos se ilustran en la siguiente figura y se detallan a continuación:</text:span></text:p>
      <text:p text:style-name="P2"><draw:frame draw:style-name="fr1" draw:name="gráficos1" text:anchor-type="paragraph" svg:width="16.999cm" svg:height="5.477cm" draw:z-index="0"><draw:image xlink:href="Pictures/200000880000511D00001A23561D3A81.svm" xlink:type="simple" xlink:show="embed" xlink:actuate="onLoad"/></draw:frame><text:span text:style-name="T1"/></text:p>
      <text:list xml:id="list33379847" text:style-name="L1">
        <text:list-item>
          <text:p text:style-name="P4"><text:bookmark-start text:name="DDE_LINK"/><text:span text:style-name="T6">geogrid.exe</text:span><text:bookmark-end text:name="DDE_LINK"/><text:span text:style-name="T6"> </text:span><text:span text:style-name="T1">: Este ejecutable se encarga de generar la información estática del 'dominio' (porción geográfica del globo) donde se correrá la simulación atmosférica (topografía, usos de suelo, mar/tierra, etc...). Este ejecutable corre en serie. Lee los datos de unas bases topográficas binarias mundiales a distinta resolución (separación entre punto de malla y el siguiente). Este proceso sólo se hace una vez por dominio y después se utiliza su salida para cada distinta job. En el caso de GRID-CSIC, no lo utilizamos, ya que esta información es la misma para todos los jobs que estamos corriendo en el GRID-CSIC, y que ya la hemos generado antes.</text:span></text:p>
        </text:list-item>
        <text:list-item>
          <text:p text:style-name="P4"><text:span text:style-name="T6">ungrib.exe </text:span><text:span text:style-name="T1">: Este programa prepara la información de los campos iniciales atmosféricos. Este ejecutable corre en serie y se realiza para cada job enviado al GRID-CSIC.</text:span></text:p>
        </text:list-item>
        <text:list-item>
          <text:p text:style-name="P4"><text:span text:style-name="T6">metgrid.exe</text:span><text:span text:style-name="T1"> : Este programa realiza la recopilación de toda la información atmosférica disponible para el dominio y para las periodo de simulación del job. Este ejecutable corre en serie y se realiza para cada job enviado al GRID-CSIC.</text:span></text:p>
        </text:list-item>
        <text:list-item>
          <text:p text:style-name="P4"><text:span text:style-name="T6">real.exe </text:span><text:span text:style-name="T1">: Este programa interpola en horizontal y en vertical rellanando toda la matriz 3D de la simulación con los datos iniciales generando todas las condiciones de iniciales y de contorno.</text:span></text:p>
        </text:list-item>
        <text:list-item>
          <text:p text:style-name="P4"><text:span text:style-name="T6">wrf.exe</text:span><text:span text:style-name="T1"> : Este es ejecutable se encarga de realizar la simulación atmosférica. Es el que escribe los ficheros de salida (en un formato binario de salida llamado netCDF) y el que lee los de entrada. Este ejecutable está compilado para ejecutarse en sistema con memoria distribuida basado en MPI.</text:span></text:p>
        </text:list-item>
        <text:list-item>
          <text:p text:style-name="P4"><text:span text:style-name="T6">p_interp.exe </text:span><text:span text:style-name="T1">: (no incluido den la figura) Todo fichero generado por el </text:span><text:span text:style-name="T6">wrf.exe es </text:span><text:span text:style-name="T1">Post-procesado antes de ser transferido a su destino final, de forma que solo se transfiere aquella información útil para su estudio. Este ejecutable se ejecuta de forma concurrente </text:span><text:span text:style-name="T1">mientras</text:span><text:span text:style-name="T1"> se van generando estos ficheros por el </text:span><text:span text:style-name="T6">wrf.exe</text:span></text:p>
        </text:list-item>
      </text:list>
      <text:p text:style-name="P3"><text:span text:style-name="T1"><text:line-break/>Cada simulación lanzada al cluster SGE es un job que ejecuta todo este 'work-flow', toda los archivos de salida y entrada son transferidos al directorio temporal local generado por SGE en los WNs por cada job <text:s/>(</text:span><text:span text:style-name="T5">$TMPDIR</text:span><text:span text:style-name="T1">). Este directorio es borrado automáticamente por el SGE al terminar el job. </text:span></text:p>
      <text:h text:style-name="Heading_20_1" text:outline-level="1"><text:span text:style-name="T1">Gestión y monitorización</text:span></text:h>
      <text:p text:style-name="P3"><text:span text:style-name="T2">Todo este workf&amp;data-flow lo gestionamos con un framework desarrollada por nosotros de forma que el experimento a realizar, consistente en miles (aprox. 8000) de simulaciones (jobs), pueda gestionarse y monitorizarse de forma lo mas eficiente posible, ya que si no de otra forma sería muy laborioso. Para más detalles ver la siguiente presentación, </text:span>WRF4G: enabling WRF on the GRID (http://indico.eu-<text:soft-page-break/>eela.eu/materialDisplay.py?contribId=28&amp;amp;sessionId=1&amp;amp;materialId=slides&amp;amp;confId=201)</text:p>
      <text:h text:style-name="Heading_20_1" text:outline-level="1"><text:span text:style-name="T1">Recursos utilizados</text:span></text:h>
      <text:p text:style-name="P3"><text:span text:style-name="T1">El ejecutable </text:span><text:span text:style-name="T6">wrf.exe</text:span><text:span text:style-name="T1"> es el paso que mas recursos consume (approx. 4GB de memoria) y 14 horas de CPU time, cada job tiene unos datos de entrada de 1GB. Los datos de salida pueden ocupar 4GBen el </text:span><text:span text:style-name="T5">$TMPDIR</text:span><text:span text:style-name="T1">, pero antes de ser transferidos son postprocesados por </text:span><text:span text:style-name="T6">p_interp.exe</text:span><text:span text:style-name="T1"> y se transfieren unicamente 50 MB de datos de cada job.</text:span></text:p>
      <text:h text:style-name="Heading_20_1" text:outline-level="1"><text:span text:style-name="T1">Logging</text:span></text:h>
      <text:p text:style-name="P3"><text:span text:style-name="T1">Durante la simulación se generan ficheros de logging para el <text:s/></text:span><text:span text:style-name="T6">wrf.exe (</text:span><text:span text:style-name="T1">'rsl.[error/out].[nnnn]', para cada proceso <text:s/>([nnnn]) del </text:span><text:span text:style-name="T6">wrf.exe</text:span><text:span text:style-name="T1">. Además el ramework genera un logging con el que comprobamos todos los errores que se van generando. Toda esta información de logging es transferida de nuevo al </text:span><text:span text:style-name="T3">gpfs </text:span><text:span text:style-name="T4">para su analisis post-mortem por si fuese necesario.</text:span></text:p>
      <text:p text:style-name="P3"><text:span text:style-name="T4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4H49M48S</meta:editing-duration>
    <meta:editing-cycles>7</meta:editing-cycles>
    <meta:generator>OpenOffice.org/3.1$Win32 OpenOffice.org_project/310m11$Build-9399</meta:generator>
    <dc:date>2010-01-11T18:03:10</dc:date>
    <dc:creator>Antonio </dc:creator>
    <meta:document-statistic meta:table-count="0" meta:image-count="1" meta:object-count="0" meta:page-count="2" meta:paragraph-count="16" meta:word-count="612" meta:character-count="3916"/>
    <meta:user-defined meta:name="Info 1"/>
    <meta:user-defined meta:name="Info 2"/>
    <meta:user-defined meta:name="Info 3"/>
    <meta:user-defined meta:name="Info 4"/>
  </office:meta>
</office:document-meta>
</file>